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thin dotted #000000" fo:border-left="none" fo:border-right="thin dotte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36"/>
    <style:style style:name="ce5" style:family="table-cell" style:parent-style-name="Default" style:data-style-name="N36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-top="none" fo:border-bottom="thin dotted #000000" fo:border-left="none" fo:border-right="thin dotted #000000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9" style:family="table-cell" style:parent-style-name="Default" style:data-style-name="N0"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8.99583333333333cm"/>
    </style:style>
    <style:style style:name="co6" style:family="table-column">
      <style:table-column-properties fo:break-before="auto" style:column-width="15.79562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98pt" style:use-optimal-row-height="true" fo:break-before="auto"/>
    </style:style>
    <style:style style:name="ro4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Nota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015" table:default-cell-style-name="ce1"/>
        <table:table-column table:style-name="co4" table:number-columns-repeated="15362" table:default-cell-style-name="ce1"/>
        <table:table-row table:style-name="ro1">
          <table:table-cell office:value-type="string" table:style-name="ce2">
            <text:p>Matrícula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Prática 1.1</text:p>
          </table:table-cell>
          <table:table-cell office:value-type="string" table:style-name="ce2">
            <text:p>Prática 1.2</text:p>
          </table:table-cell>
          <table:table-cell office:value-type="string" table:style-name="ce2">
            <text:p>Prática 1.3</text:p>
          </table:table-cell>
          <table:table-cell office:value-type="string" table:style-name="ce2">
            <text:p>Prática 1.4</text:p>
          </table:table-cell>
          <table:table-cell office:value-type="string" table:style-name="ce2">
            <text:p>Nota L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036212</text:p>
          </table:table-cell>
          <table:table-cell office:value-type="string" table:style-name="ce3">
            <text:p>ANDRE LUCAS SOUZA DE CASTRO</text:p>
          </table:table-cell>
          <table:table-cell table:number-columns-repeated="4" table:style-name="ce4"/>
          <table:table-cell office:value-type="float" office:value="0" table:formula="of:=SUM([.C2:.F2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200081801</text:p>
          </table:table-cell>
          <table:table-cell office:value-type="string" table:style-name="ce3">
            <text:p>BRENO MATEUS DOS SANTOS</text:p>
          </table:table-cell>
          <table:table-cell table:style-name="ce4"/>
          <table:table-cell office:value-type="float" office:value="1.3" table:style-name="ce4">
            <text:p>1,3</text:p>
          </table:table-cell>
          <table:table-cell table:style-name="ce4"/>
          <table:table-cell office:value-type="float" office:value="1.2" table:style-name="ce4">
            <text:p>1,2</text:p>
          </table:table-cell>
          <table:table-cell office:value-type="float" office:value="2.5" table:formula="of:=SUM([.C3:.F3])" table:style-name="ce4">
            <text:p>2,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042917</text:p>
          </table:table-cell>
          <table:table-cell office:value-type="string" table:style-name="ce3">
            <text:p>BRUNO BEZERRA BASTOS</text:p>
          </table:table-cell>
          <table:table-cell office:value-type="float" office:value="1.5" table:style-name="ce4">
            <text:p>1,5</text:p>
          </table:table-cell>
          <table:table-cell office:value-type="float" office:value="1.2" table:style-name="ce5">
            <text:p>1,2</text:p>
          </table:table-cell>
          <table:table-cell office:value-type="float" office:value="1.5" table:style-name="ce4">
            <text:p>1,5</text:p>
          </table:table-cell>
          <table:table-cell office:value-type="float" office:value="1.3" table:style-name="ce4">
            <text:p>1,3</text:p>
          </table:table-cell>
          <table:table-cell office:value-type="float" office:value="5.5" table:formula="of:=SUM([.C4:.F4])" table:style-name="ce4">
            <text:p>5,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108709</text:p>
          </table:table-cell>
          <table:table-cell office:value-type="string" table:style-name="ce3">
            <text:p>CARLOS ARTHUR RODRIGUES DA SILVA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4"/>
          <table:table-cell office:value-type="float" office:value="0.4" table:formula="of:=SUM([.C5:.F5])" table:style-name="ce4">
            <text:p>0,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002288</text:p>
          </table:table-cell>
          <table:table-cell office:value-type="string" table:style-name="ce3">
            <text:p>DANIELA VANESSA DA SILVA CHAVES SANTOS</text:p>
          </table:table-cell>
          <table:table-cell office:value-type="float" office:value="1.1000000000000001" table:style-name="ce4">
            <text:p>1,1</text:p>
          </table:table-cell>
          <table:table-cell table:number-columns-repeated="2" table:style-name="ce4"/>
          <table:table-cell office:value-type="float" office:value="1.3" table:style-name="ce4">
            <text:p>1,3</text:p>
          </table:table-cell>
          <table:table-cell office:value-type="float" office:value="2.4000000000000004" table:formula="of:=SUM([.C6:.F6])" table:style-name="ce4">
            <text:p>2,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070951</text:p>
          </table:table-cell>
          <table:table-cell office:value-type="string" table:style-name="ce3">
            <text:p>FLÁVIO JOSÉ NUNES DE SOUZA</text:p>
          </table:table-cell>
          <table:table-cell office:value-type="float" office:value="1.5" table:style-name="ce4">
            <text:p>1,5</text:p>
          </table:table-cell>
          <table:table-cell table:number-columns-repeated="2" table:style-name="ce4"/>
          <table:table-cell office:value-type="float" office:value="1" table:style-name="ce4">
            <text:p>1,0</text:p>
          </table:table-cell>
          <table:table-cell office:value-type="float" office:value="2.5" table:formula="of:=SUM([.C7:.F7])" table:style-name="ce4">
            <text:p>2,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6010413</text:p>
          </table:table-cell>
          <table:table-cell office:value-type="string" table:style-name="ce3">
            <text:p>HARIAN JUDSON FEITOSA SILVA</text:p>
          </table:table-cell>
          <table:table-cell office:value-type="float" office:value="0.2" table:style-name="ce4">
            <text:p>0,2</text:p>
          </table:table-cell>
          <table:table-cell table:number-columns-repeated="3" table:style-name="ce4"/>
          <table:table-cell office:value-type="float" office:value="0.2" table:formula="of:=SUM([.C8:.F8])" table:style-name="ce4">
            <text:p>0,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4022774</text:p>
          </table:table-cell>
          <table:table-cell office:value-type="string" table:style-name="ce3">
            <text:p>HÉRMANE WEGELIS BARBOSA DA COSTA</text:p>
          </table:table-cell>
          <table:table-cell office:value-type="float" office:value="0.8" table:style-name="ce4">
            <text:p>0,8</text:p>
          </table:table-cell>
          <table:table-cell office:value-type="float" office:value="1.5" table:style-name="ce4">
            <text:p>1,5</text:p>
          </table:table-cell>
          <table:table-cell office:value-type="float" office:value="1.5" table:style-name="ce4">
            <text:p>1,5</text:p>
          </table:table-cell>
          <table:table-cell office:value-type="float" office:value="0.6" table:style-name="ce4">
            <text:p>0,6</text:p>
          </table:table-cell>
          <table:table-cell office:value-type="float" office:value="4.3999999999999995" table:formula="of:=SUM([.C9:.F9])" table:style-name="ce4">
            <text:p>4,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60143378</text:p>
          </table:table-cell>
          <table:table-cell office:value-type="string" table:style-name="ce3">
            <text:p>JEOVA HENRIQUE LINHARES</text:p>
          </table:table-cell>
          <table:table-cell office:value-type="float" office:value="0.8" table:style-name="ce4">
            <text:p>0,8</text:p>
          </table:table-cell>
          <table:table-cell office:value-type="float" office:value="1.2" table:style-name="ce4">
            <text:p>1,2</text:p>
          </table:table-cell>
          <table:table-cell table:style-name="ce4"/>
          <table:table-cell office:value-type="float" office:value="1.2" table:style-name="ce4">
            <text:p>1,2</text:p>
          </table:table-cell>
          <table:table-cell office:value-type="float" office:value="3.2" table:formula="of:=SUM([.C10:.F10])" table:style-name="ce4">
            <text:p>3,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105801</text:p>
          </table:table-cell>
          <table:table-cell office:value-type="string" table:style-name="ce3">
            <text:p>JOAO VICTOR MOURA MONTEIRO MADRUGA</text:p>
          </table:table-cell>
          <table:table-cell table:number-columns-repeated="4" table:style-name="ce4"/>
          <table:table-cell office:value-type="float" office:value="0" table:formula="of:=SUM([.C11:.F11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075715</text:p>
          </table:table-cell>
          <table:table-cell office:value-type="string" table:style-name="ce3">
            <text:p>JOSE FELIX RODRIGUES ANSELMO</text:p>
          </table:table-cell>
          <table:table-cell office:value-type="float" office:value="1.1000000000000001" table:style-name="ce4">
            <text:p>1,1</text:p>
          </table:table-cell>
          <table:table-cell table:style-name="ce4"/>
          <table:table-cell office:value-type="float" office:value="0.3" table:style-name="ce4">
            <text:p>0,3</text:p>
          </table:table-cell>
          <table:table-cell office:value-type="float" office:value="1.2" table:style-name="ce4">
            <text:p>1,2</text:p>
          </table:table-cell>
          <table:table-cell office:value-type="float" office:value="2.6" table:formula="of:=SUM([.C12:.F12])" table:style-name="ce4">
            <text:p>2,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108966</text:p>
          </table:table-cell>
          <table:table-cell office:value-type="string" table:style-name="ce3">
            <text:p>JOSÉ ÍKARO SANTOS FERNANDES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4"/>
          <table:table-cell office:value-type="float" office:value="0.4" table:formula="of:=SUM([.C13:.F13])" table:style-name="ce4">
            <text:p>0,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072651</text:p>
          </table:table-cell>
          <table:table-cell office:value-type="string" table:style-name="ce3">
            <text:p>JOSÉ RIBEIRO ALECRIM FILHO</text:p>
          </table:table-cell>
          <table:table-cell office:value-type="float" office:value="0.6" table:style-name="ce4">
            <text:p>0,6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1.5" table:style-name="ce4">
            <text:p>1,5</text:p>
          </table:table-cell>
          <table:table-cell office:value-type="float" office:value="1.2" table:style-name="ce4">
            <text:p>1,2</text:p>
          </table:table-cell>
          <table:table-cell office:value-type="float" office:value="4.4000000000000004" table:formula="of:=SUM([.C14:.F14])" table:style-name="ce4">
            <text:p>4,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077658</text:p>
          </table:table-cell>
          <table:table-cell office:value-type="string" table:style-name="ce3">
            <text:p>JÚLIA EDUARDA COSTA DOS ANJOS</text:p>
          </table:table-cell>
          <table:table-cell office:value-type="float" office:value="1.3" table:style-name="ce4">
            <text:p>1,3</text:p>
          </table:table-cell>
          <table:table-cell office:value-type="float" office:value="1.2" table:style-name="ce4">
            <text:p>1,2</text:p>
          </table:table-cell>
          <table:table-cell table:number-columns-repeated="2" table:style-name="ce4"/>
          <table:table-cell office:value-type="float" office:value="2.5" table:formula="of:=SUM([.C15:.F15])" table:style-name="ce4">
            <text:p>2,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14880</text:p>
          </table:table-cell>
          <table:table-cell office:value-type="string" table:style-name="ce3">
            <text:p>LUCAS RODRIGO DE CARVALHO LIRA</text:p>
          </table:table-cell>
          <table:table-cell office:value-type="float" office:value="1.3" table:style-name="ce4">
            <text:p>1,3</text:p>
          </table:table-cell>
          <table:table-cell table:style-name="ce4"/>
          <table:table-cell office:value-type="float" office:value="1.2" table:style-name="ce4">
            <text:p>1,2</text:p>
          </table:table-cell>
          <table:table-cell office:value-type="float" office:value="0" table:style-name="ce4">
            <text:p>0,0</text:p>
          </table:table-cell>
          <table:table-cell office:value-type="float" office:value="2.5" table:formula="of:=SUM([.C16:.F16])" table:style-name="ce4">
            <text:p>2,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17845</text:p>
          </table:table-cell>
          <table:table-cell office:value-type="string" table:style-name="ce3">
            <text:p>MARCOS VINICIUS DE LIMA MIRANDA</text:p>
          </table:table-cell>
          <table:table-cell table:style-name="ce4"/>
          <table:table-cell office:value-type="float" office:value="1.2" table:style-name="ce4">
            <text:p>1,2</text:p>
          </table:table-cell>
          <table:table-cell office:value-type="float" office:value="0.3" table:style-name="ce4">
            <text:p>0,3</text:p>
          </table:table-cell>
          <table:table-cell office:value-type="float" office:value="0.8" table:style-name="ce4">
            <text:p>0,8</text:p>
          </table:table-cell>
          <table:table-cell office:value-type="float" office:value="2.2999999999999998" table:formula="of:=SUM([.C17:.F17])" table:style-name="ce4">
            <text:p>2,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5016815</text:p>
          </table:table-cell>
          <table:table-cell office:value-type="string" table:style-name="ce3">
            <text:p>MICHEL RODRIGO NUNES ARRUDA</text:p>
          </table:table-cell>
          <table:table-cell table:number-columns-repeated="4" table:style-name="ce4"/>
          <table:table-cell office:value-type="float" office:value="0" table:formula="of:=SUM([.C18:.F18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48930</text:p>
          </table:table-cell>
          <table:table-cell office:value-type="string" table:style-name="ce3">
            <text:p>MICHELLE SOUSA CORDEIRO</text:p>
          </table:table-cell>
          <table:table-cell office:value-type="float" office:value="0.8" table:style-name="ce4">
            <text:p>0,8</text:p>
          </table:table-cell>
          <table:table-cell office:value-type="float" office:value="1.5" table:style-name="ce4">
            <text:p>1,5</text:p>
          </table:table-cell>
          <table:table-cell office:value-type="float" office:value="1.1000000000000001" table:style-name="ce4">
            <text:p>1,1</text:p>
          </table:table-cell>
          <table:table-cell office:value-type="float" office:value="1.2" table:style-name="ce4">
            <text:p>1,2</text:p>
          </table:table-cell>
          <table:table-cell office:value-type="float" office:value="4.5999999999999996" table:formula="of:=SUM([.C19:.F19])" table:style-name="ce4">
            <text:p>4,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16768</text:p>
          </table:table-cell>
          <table:table-cell office:value-type="string" table:style-name="ce3">
            <text:p>MYLENA VIVIANE DE OLIVEIRA ARAUJO</text:p>
          </table:table-cell>
          <table:table-cell office:value-type="float" office:value="0.9" table:style-name="ce4">
            <text:p>0,9</text:p>
          </table:table-cell>
          <table:table-cell office:value-type="float" office:value="1.5" table:style-name="ce4">
            <text:p>1,5</text:p>
          </table:table-cell>
          <table:table-cell table:style-name="ce4"/>
          <table:table-cell office:value-type="float" office:value="1.3" table:style-name="ce4">
            <text:p>1,3</text:p>
          </table:table-cell>
          <table:table-cell office:value-type="float" office:value="3.7" table:formula="of:=SUM([.C20:.F20])" table:style-name="ce4">
            <text:p>3,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60153599</text:p>
          </table:table-cell>
          <table:table-cell office:value-type="string" table:style-name="ce3">
            <text:p>NATA JOHNATAN DANILO RELVA BRITO</text:p>
          </table:table-cell>
          <table:table-cell table:number-columns-repeated="4" table:style-name="ce4"/>
          <table:table-cell office:value-type="float" office:value="0" table:formula="of:=SUM([.C21:.F21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043492</text:p>
          </table:table-cell>
          <table:table-cell office:value-type="string" table:style-name="ce3">
            <text:p>PAULO VICTOR RIBEIRO DE FREITAS DAMASCENO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1.2" table:style-name="ce1">
            <text:p>1,2</text:p>
          </table:table-cell>
          <table:table-cell office:value-type="float" office:value="3.5" table:formula="of:=SUM([.C22:.F22])" table:style-name="ce4">
            <text:p>3,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200077620</text:p>
          </table:table-cell>
          <table:table-cell office:value-type="string" table:style-name="ce3">
            <text:p>PEDRO PAULO COSTA GUIMARÃES</text:p>
          </table:table-cell>
          <table:table-cell office:value-type="float" office:value="1.1000000000000001" table:style-name="ce4">
            <text:p>1,1</text:p>
          </table:table-cell>
          <table:table-cell table:number-columns-repeated="3" table:style-name="ce1"/>
          <table:table-cell office:value-type="float" office:value="1.1000000000000001" table:formula="of:=SUM([.C23:.F23])" table:style-name="ce4">
            <text:p>1,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50139498</text:p>
          </table:table-cell>
          <table:table-cell office:value-type="string" table:style-name="ce3">
            <text:p>SAMANTHA COSTA</text:p>
          </table:table-cell>
          <table:table-cell office:value-type="float" office:value="0.8" table:style-name="ce1">
            <text:p>0,8</text:p>
          </table:table-cell>
          <table:table-cell table:number-columns-repeated="2" table:style-name="ce1"/>
          <table:table-cell office:value-type="float" office:value="1.3" table:style-name="ce1">
            <text:p>1,3</text:p>
          </table:table-cell>
          <table:table-cell office:value-type="float" office:value="2.1" table:formula="of:=SUM([.C24:.F24])" table:style-name="ce4">
            <text:p>2,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200074164</text:p>
          </table:table-cell>
          <table:table-cell office:value-type="string" table:style-name="ce3">
            <text:p>VINICIUS BITTENCOURT DOS SANTOS PAGANO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,2</text:p>
          </table:table-cell>
          <table:table-cell office:value-type="float" office:value="1.5" table:style-name="ce1">
            <text:p>1,5</text:p>
          </table:table-cell>
          <table:table-cell office:value-type="float" office:value="1.2" table:style-name="ce1">
            <text:p>1,2</text:p>
          </table:table-cell>
          <table:table-cell office:value-type="float" office:value="4.9000000000000004" table:formula="of:=SUM([.C25:.F25])" table:style-name="ce4">
            <text:p>4,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39575</text:p>
          </table:table-cell>
          <table:table-cell office:value-type="string" table:style-name="ce3">
            <text:p>WENDELL ELOI DA SILVA</text:p>
          </table:table-cell>
          <table:table-cell table:number-columns-repeated="2" table:style-name="ce1"/>
          <table:table-cell office:value-type="float" office:value="1.2" table:style-name="ce1">
            <text:p>1,2</text:p>
          </table:table-cell>
          <table:table-cell office:value-type="float" office:value="0" table:style-name="ce1">
            <text:p>0</text:p>
          </table:table-cell>
          <table:table-cell office:value-type="float" office:value="1.2" table:formula="of:=SUM([.C26:.F26])" table:style-name="ce4">
            <text:p>1,2</text:p>
          </table:table-cell>
          <table:table-cell table:number-columns-repeated="16377"/>
        </table:table-row>
        <table:table-row table:number-rows-repeated="6" table:style-name="ro1">
          <table:table-cell table:style-name="ce6"/>
          <table:table-cell table:number-columns-repeated="16383" table:style-name="ce1"/>
        </table:table-row>
        <table:table-row table:style-name="ro1">
          <table:table-cell table:style-name="ce6"/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Correções" table:style-name="ta1">
        <table:table-column table:style-name="co5" table:default-cell-style-name="ce11"/>
        <table:table-column table:style-name="co6" table:default-cell-style-name="ce1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7">
            <text:p>Nome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3">
            <text:p>ANDRE LUCAS SOUZA DE CASTR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BRENO MATEUS DOS SANTOS</text:p>
          </table:table-cell>
          <table:table-cell office:value-type="string" table:style-name="ce13">
            <text:p>- Diagrama de classes (0,5): lista de músicas não deve estar explícita como atributo; métodos precisam ser explicitados (0,2)</text:p>
            <text:p>- Musica: ok</text:p>
            <text:p>- Playlist - __init__ e agregação: ok</text:p>
            <text:p>- Playlist - adiciona: ok</text:p>
            <text:p>- Playlist - toca_proxima: ok</text:p>
            <text:p>- Playlist - embaralha: o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BRUNO BEZERRA BASTOS</text:p>
          </table:table-cell>
          <table:table-cell office:value-type="string" table:style-name="ce12">
            <text:p>- Diagrama de classes (0,5): lista de músicas não deve estar explícita como atributo (0,3)</text:p>
            <text:p>- Musica: ok</text:p>
            <text:p>- Playlist - __init__ e agregação: ok</text:p>
            <text:p>- Playlist - adiciona: ok</text:p>
            <text:p>- Playlist - toca_proxima: ok</text:p>
            <text:p>- Playlist - embaralha: o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RLOS ARTHUR RODRIGUES DA SILVA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3">
            <text:p>DANIELA VANESSA DA SILVA CHAVES SANTOS</text:p>
          </table:table-cell>
          <table:table-cell office:value-type="string" table:style-name="ce12">
            <text:p>- Diagrama de classes (0,5): lista de músicas não deve estar explícita como atributo (0,3)</text:p>
            <text:p>- Musica: ok</text:p>
            <text:p>- Playlist - __init__ e agregação: ok</text:p>
            <text:p>- Playlist - adiciona: ok</text:p>
            <text:p>- Playlist - toca_proxima: ok</text:p>
            <text:p>- Playlist - embaralha: o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LÁVIO JOSÉ NUNES DE SOUZA</text:p>
          </table:table-cell>
          <table:table-cell office:value-type="string" table:style-name="ce12">
            <text:p>- Diagrama de classes (0,5): lista de músicas não deve estar explícita como atributo; métodos precisam ter o seu tipo de retorno informado (0,2)</text:p>
            <text:p>- Musica: ok</text:p>
            <text:p>- Playlist - __init__ e agregação: ok</text:p>
            <text:p>- Playlist - adiciona: ok</text:p>
            <text:p>- Playlist - toca_proxima: objeto música precisa ser removido da lista, em ordem (use pop ou remove)</text:p>
            <text:p>- Playlist - embaralha: o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HARIAN JUDSON FEITOSA SILVA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3">
            <text:p>HÉRMANE WEGELIS BARBOSA DA COSTA</text:p>
          </table:table-cell>
          <table:table-cell office:value-type="string" table:style-name="ce12">
            <text:p>- Diagrama de classes (0,5): 0,0</text:p>
            <text:p>- Musica: inicializador não atribui valores</text:p>
            <text:p>- Playlist - __init__ e agregação: ok</text:p>
            <text:p>- Playlist - adiciona: ok</text:p>
            <text:p>- Playlist - toca_proxima: método deve usar o pop ou remove</text:p>
            <text:p>- Playlist - embaralha: ok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JEOVA HENRIQUE LINHARES</text:p>
          </table:table-cell>
          <table:table-cell office:value-type="string" table:style-name="ce12">
            <text:p>- Diagrama de classes (0,5): lista de músicas não deve estar explícita como atributo (a agregação serve para mostrar isto); todos os métodos não possuem retorno (0,2)</text:p>
            <text:p>- Musica: ok</text:p>
            <text:p>- Playlist - __init__ e agregação: ok</text:p>
            <text:p>- Playlist - adiciona: ok</text:p>
            <text:p>- Playlist - toca_proxima: ok</text:p>
            <text:p>- Playlist - embaralha: o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OAO VICTOR MOURA MONTEIRO MADRUGA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3">
            <text:p>JOSE FELIX RODRIGUES ANSELMO</text:p>
          </table:table-cell>
          <table:table-cell office:value-type="string" table:style-name="ce12">
            <text:p>- Diagrama de classes (0,5): lista de músicas não deve estar explícita como atributo; métodos precisam ter o seu tipo de retorno informado (0,2)</text:p>
            <text:p>- Musica: ok</text:p>
            <text:p>- Playlist - __init__ e agregação: ok</text:p>
            <text:p>- Playlist - adiciona: ok</text:p>
            <text:p>- Playlist - toca_proxima: ok</text:p>
            <text:p>- Playlist - embaralha: o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OSÉ ÍKARO SANTOS FERNANDES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3">
            <text:p>JOSÉ RIBEIRO ALECRIM FILHO</text:p>
          </table:table-cell>
          <table:table-cell office:value-type="string" table:style-name="ce12">
            <text:p>- Diagrama de classes (0,5): lista de músicas não deve estar explícita como atributo; métodos precisam ter o seu tipo de retorno informado (0,2)</text:p>
            <text:p>- Musica: ok</text:p>
            <text:p>- Playlist - __init__ e agregação: ok (possui atributo não utilizado)</text:p>
            <text:p>- Playlist - adiciona: ok</text:p>
            <text:p>- Playlist - toca_proxima: ok</text:p>
            <text:p>- Playlist - embaralha: o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ÚLIA EDUARDA COSTA DOS ANJOS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3">
            <text:p>LUCAS RODRIGO DE CARVALHO LIRA</text:p>
          </table:table-cell>
          <table:table-cell office:value-type="string" table:style-name="ce12">
            <text:p>Atividade idêntica à de Wendell Eloi -&gt; primeiro aviso sobre fraude, em caso de repetição, suas tarefas não serão mais corrigida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MARCOS VINICIUS DE LIMA MIRANDA</text:p>
          </table:table-cell>
          <table:table-cell office:value-type="string" table:style-name="ce12">
            <text:p>- Diagrama de classes (0,5): lista de músicas não deve estar explícita como atributo; faltaram os métodos da classe Playlist (0,2)</text:p>
            <text:p>- Musica: ok</text:p>
            <text:p>- Playlist - __init__ e agregação: ok</text:p>
            <text:p>- Playlist - adiciona: método contém parâmetro a mais; objeto adicionado à lista está incorreto</text:p>
            <text:p>- Playlist - toca_proxima: método contém parâmetro a mais; implementação está incorreta</text:p>
            <text:p>- Playlist - embaralha: o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ICHEL RODRIGO NUNES ARRUDA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3">
            <text:p>MICHELLE SOUSA CORDEIRO</text:p>
          </table:table-cell>
          <table:table-cell office:value-type="string" table:style-name="ce12">
            <text:p>- Diagrama de classes (0,5): lista de músicas não deve estar explícita como atributo; métodos não têm retorno (0,2)</text:p>
            <text:p>- Musica: ok</text:p>
            <text:p>- Playlist - __init__ e agregação: ok</text:p>
            <text:p>- Playlist - adiciona: ok</text:p>
            <text:p>- Playlist - toca_proxima: ok</text:p>
            <text:p>- Playlist - embaralha: o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MYLENA VIVIANE DE OLIVEIRA ARAUJO</text:p>
          </table:table-cell>
          <table:table-cell office:value-type="string" table:style-name="ce12">
            <text:p>- Diagrama de classes (0,5): lista de música não deve estar explícita como atributo (0,3)</text:p>
            <text:p>- Musica: ok</text:p>
            <text:p>- Playlist - __init__ e agregação: ok</text:p>
            <text:p>- Playlist - adiciona: ok</text:p>
            <text:p>- Playlist - toca_proxima: ok</text:p>
            <text:p>- Playlist - embaralha: o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ATA JOHNATAN DANILO RELVA BRITO</text:p>
          </table:table-cell>
          <table:table-cell table:style-name="ce10"/>
          <table:table-cell table:number-columns-repeated="16382"/>
        </table:table-row>
        <table:table-row table:style-name="ro3">
          <table:table-cell office:value-type="string" table:style-name="ce3">
            <text:p>PAULO VICTOR RIBEIRO DE FREITAS DAMASCENO</text:p>
          </table:table-cell>
          <table:table-cell office:value-type="string" table:style-name="ce12">
            <text:p>- Diagrama de classes (0,5): lista de músicas não deve estar explícita como atributo (a agregação serve para mostrar isto); todos os métodos não possuem retorno (0,2)</text:p>
            <text:p>- Musica: ok</text:p>
            <text:p>- Playlist - __init__ e agregação: ok</text:p>
            <text:p>- Playlist - adiciona: ok</text:p>
            <text:p>- Playlist - toca_proxima: ok</text:p>
            <text:p>- Playlist - embaralha: o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EDRO PAULO COSTA GUIMARÃES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3">
            <text:p>SAMANTHA COSTA</text:p>
          </table:table-cell>
          <table:table-cell office:value-type="string" table:style-name="ce12">
            <text:p>- Diagrama de classes (0,5): símbolo utilizado para relação está o de herança (0,3)</text:p>
            <text:p>- Musica: ok</text:p>
            <text:p>- Playlist - __init__ e agregação: ok</text:p>
            <text:p>- Playlist - adiciona: ok</text:p>
            <text:p>- Playlist - toca_proxima: ok</text:p>
            <text:p>- Playlist - embaralha: ok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VINICIUS BITTENCOURT DOS SANTOS PAGANO</text:p>
          </table:table-cell>
          <table:table-cell office:value-type="string" table:style-name="ce12">
            <text:p>- Diagrama de classes (0,5): lista de músicas não deve estar explícita como atributo; todos os métodos não possuem retorno (0,2)</text:p>
            <text:p>- Musica: ok<text:s/></text:p>
            <text:p>- Playlist - __init__ e agregação: ok</text:p>
            <text:p>- Playlist - adiciona: ok</text:p>
            <text:p>- Playlist - toca_proxima: ok</text:p>
            <text:p>- Playlist - embaralha: o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ENDELL ELOI DA SILVA</text:p>
          </table:table-cell>
          <table:table-cell office:value-type="string" table:style-name="ce12">
            <text:p>Atividade idêntica à de Lucas Rodrigo -&gt; primeiro aviso sobre fraude, em caso de repetição, suas tarefas não serão mais corrigidas</text:p>
          </table:table-cell>
          <table:table-cell table:number-columns-repeated="16382"/>
        </table:table-row>
        <table:table-row table:style-name="ro1">
          <table:table-cell table:number-columns-repeated="2" table:style-name="ce11"/>
          <table:table-cell table:number-columns-repeated="16382"/>
        </table:table-row>
        <table:table-row table:style-name="ro2">
          <table:table-cell office:value-type="string" table:style-name="ce12">
            <text:p>- Diagrama de classes (0,5):<text:s/></text:p>
            <text:p>- Musica:</text:p>
            <text:p>- Playlist - __init__ e agregação:</text:p>
            <text:p>- Playlist - adiciona:</text:p>
            <text:p>- Playlist - toca_proxima:</text:p>
            <text:p>- Playlist - embaralha:</text:p>
          </table:table-cell>
          <table:table-cell table:style-name="ce11"/>
          <table:table-cell table:number-columns-repeated="16382"/>
        </table:table-row>
        <table:table-row table:number-rows-repeated="104854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0</meta:generator>
    <dc:title/>
    <dc:description/>
    <dc:subject/>
    <meta:initial-creator/>
    <dc:creator>Bruno Silva</dc:creator>
    <meta:creation-date>2021-01-25T15:05:35Z</meta:creation-date>
    <dc:date>2021-11-15T15:48:10Z</dc:date>
    <meta:editing-cycles>153</meta:editing-cycles>
    <meta:editing-duration>PT30700S</meta:editing-duration>
  </office:meta>
</office:document-meta>
</file>